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3" style:family="table-column">
      <style:table-column-properties fo:break-before="auto" style:column-width="2.2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7"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7"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3" table:number-columns-repeated="3"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3" table:number-columns-repeated="2"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30T14:59:50.271000000</dc:date>
    <meta:editing-duration>P1DT11H11M28S</meta:editing-duration>
    <meta:editing-cycles>168</meta:editing-cycles>
    <meta:generator>LibreOffice/7.3.6.2$Windows_X86_64 LibreOffice_project/c28ca90fd6e1a19e189fc16c05f8f8924961e12e</meta:generator>
    <meta:document-statistic meta:table-count="8" meta:cell-count="1367" meta:object-count="0"/>
  </office:meta>
</office:document-meta>
</file>